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Order Code option 1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unchboard 0.1’ grid as base for all component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rocontoller development board featuring ESP32-S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office:annotation draw:style-name="gr1" draw:text-style-name="P2" svg:width="2.899cm" svg:height="2.966cm" svg:x="9.387cm" svg:y="0cm" draw:caption-point-x="-0.61cm" draw:caption-point-y="1.364cm">
              <dc:date>2023-05-27T00:00:00</dc:date>
              <text:p text:style-name="P1">This allows to mount the dev-board without soldering it. In case one would like to re-use the dev-board.</text:p>
            </office:annotation>
            <text:p>socket strip for MCU-board 22-pin 0.1’ through-hole femal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B 2.0 cable (Standard-A to Micro-B) for MCU-board</text:p>
          </table:table-cell>
          <table:table-cell office:value-type="float" office:value="2" calcext:value-type="float">
            <office:annotation draw:style-name="gr1" draw:text-style-name="P2" svg:width="2.899cm" svg:height="1.799cm" svg:x="11.645cm" svg:y="0.306cm" draw:caption-point-x="-0.61cm" draw:caption-point-y="1.51cm">
              <dc:date>2023-05-27T00:00:00</dc:date>
              <text:p text:style-name="P1">One for debugging, one for serial monitoring.</text:p>
            </office:annotation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office:annotation draw:style-name="gr2" draw:text-style-name="P2" svg:width="2.899cm" svg:height="2.966cm" svg:x="9.387cm" svg:y="0.903cm" draw:caption-point-x="-0.61cm" draw:caption-point-y="1.364cm">
              <dc:date>2023-05-27T00:00:00</dc:date>
              <text:p text:style-name="P1">This allows to mount the dev-board without soldering it. In case one would like to re-use the dev-board.</text:p>
            </office:annotation>
            <text:p>socket strip for display 8-pin 0.1’ through-hole fema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9.387cm" svg:y="1.209cm" draw:caption-point-x="-0.61cm" draw:caption-point-y="1.51cm">
              <dc:date>2023-05-27T00:00:00</dc:date>
              <text:p text:style-name="P1">Optional</text:p>
            </office:annotation>
            <text:p>spacer for display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t for spacer</text:p>
          </table:table-cell>
          <table:table-cell table:formula="of:=[.B7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9.387cm" svg:y="2.112cm" draw:caption-point-x="-0.61cm" draw:caption-point-y="1.51cm">
              <dc:date>2023-05-27T00:00:00</dc:date>
              <text:p text:style-name="P1">optional</text:p>
            </office:annotation>
            <text:p>foot for punchboard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shift register 8 bit I2C 74HC165 DI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shift register 8 bit I2C 74HC595 DI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zz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D 3.5mm through-hole diffuse whi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LED 3.5mm through-hole </text:span>diffuse re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LED 3.5mm through-hole </text:span>diffuse gre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LED 3.5mm through-hole </text:span>diffuse blu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LED 3.5mm through-hole </text:span>diffuse yello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pping resisitor for LEDs 220Ω through-hol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-button through-hole re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-button through-hole gre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-button through-hole blu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-button through-hole yello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-button through-hole black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-up resistor for buttons 20kΩ through-hole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09:16:22.512227909</meta:creation-date>
    <dc:date>2023-05-27T10:22:04.886874346</dc:date>
    <meta:editing-duration>PT14M11S</meta:editing-duration>
    <meta:editing-cycles>2</meta:editing-cycles>
    <meta:generator>LibreOffice/7.2.7.2$Linux_X86_64 LibreOffice_project/20$Build-2</meta:generator>
    <meta:document-statistic meta:table-count="1" meta:cell-count="49" meta:object-count="0"/>
  </office:meta>
</office:document-meta>
</file>